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ＭＳ 明朝" svg:font-family="ＭＳ 明朝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 New" svg:font-family="Courier New" style:font-family-generic="modern" style:font-pitch="fixed" svg:panose-1="2 7 3 9 2 2 5 2 4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</style:style>
    <style:style style:name="T40" style:parent-style-name="DefaultParagraphFont" style:family="text"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8" style:parent-style-name="WW-TableHeading" style:family="paragraph">
      <style:paragraph-properties fo:break-before="page" fo:text-align="start"/>
      <style:text-properties style:font-name="Arial"/>
    </style:style>
    <style:style style:name="P4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2" style:family="table-column">
      <style:table-column-properties style:column-width="0.8673in" style:use-optimal-column-width="false"/>
    </style:style>
    <style:style style:name="TableColumn53" style:family="table-column">
      <style:table-column-properties style:column-width="1.4659in" style:use-optimal-column-width="false"/>
    </style:style>
    <style:style style:name="TableColumn54" style:family="table-column">
      <style:table-column-properties style:column-width="0.9645in" style:use-optimal-column-width="false"/>
    </style:style>
    <style:style style:name="TableColumn55" style:family="table-column">
      <style:table-column-properties style:column-width="3.4041in" style:use-optimal-column-width="false"/>
    </style:style>
    <style:style style:name="Table51" style:family="table">
      <style:table-properties style:width="6.702in" fo:margin-left="-0.009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WW-TableHeading1" style:family="paragraph">
      <style:text-properties style:font-name="Arial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WW-TableHeading1" style:family="paragraph">
      <style:text-properties style:font-name="Arial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WW-TableHeading1" style:family="paragraph">
      <style:text-properties style:font-name="Arial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WW-TableContents1" style:family="paragraph">
      <style:text-properties style:font-name="Arial" fo:font-size="10pt" style:font-size-asian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WW-TableContents1" style:family="paragraph">
      <style:text-properties style:font-name="Arial"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WW-TableContents1" style:family="paragraph">
      <style:text-properties style:font-name="Arial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P8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5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6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T87" style:parent-style-name="DefaultParagraphFont" style:family="text">
      <style:text-properties style:font-name="Courier New" style:font-size-complex="12pt"/>
    </style:style>
    <style:style style:name="P88" style:parent-style-name="Standard" style:family="paragraph">
      <style:paragraph-properties fo:margin-left="1.4895in" fo:text-indent="-1.4895in">
        <style:tab-stops/>
      </style:paragraph-properties>
    </style:style>
    <style:style style:name="P89" style:parent-style-name="Standard" style:family="paragraph">
      <style:text-properties style:font-name="Arial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Courier New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Courier New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Textbody" style:family="paragraph">
      <style:text-properties style:font-name="Courier New" style:font-size-complex="12pt" fo:background-color="#FFFFFF"/>
    </style:style>
    <style:style style:name="P100" style:parent-style-name="Textbody" style:family="paragraph">
      <style:text-properties style:font-name="Courier New" style:font-size-complex="12pt" fo:background-color="#FFFFFF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et Tayo ng Date</text:p>
      <text:p text:style-name="P15"><text:s/>Program Design Language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 of the Philippines, Diliman</text:p>
      <text:p text:style-name="P32"/>
      <text:p text:style-name="P33"/>
      <text:p text:style-name="P34"/>
      <text:p text:style-name="P35"/>
      <text:p text:style-name="P36">Submitted by:</text:p>
      <text:p text:style-name="P37">Bandong, Arvin</text:p>
      <text:p text:style-name="P38">Bariring, Edward James</text:p>
      <text:p text:style-name="P39"><text:span text:style-name="T40">Rosales, Kyle</text:span></text:p>
      <text:p text:style-name="Standard"/>
      <text:p text:style-name="Standard"/>
      <text:p text:style-name="Standard"/>
      <text:p text:style-name="Standard"/>
      <text:p text:style-name="P41">In partial fulfillment of Academic Requirements</text:p>
      <text:p text:style-name="P42">for the course</text:p>
      <text:p text:style-name="P43">CS 191 Software Engineering I</text:p>
      <text:p text:style-name="P44">of the</text:p>
      <text:p text:style-name="WW-TableHeading"><text:span text:style-name="T45">1</text:span><text:span text:style-name="T46">st</text:span><text:span text:style-name="T47"><text:s/>Semester, AY 2016-2017</text:span></text:p>
      <text:soft-page-break/>
      <text:p text:style-name="P48">Revision Control</text:p>
      <text:p text:style-name="P49"/>
      <text:p text:style-name="P50">History<text:s/>Revision: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header-rows>
          <table:table-row table:style-name="TableRow56">
            <table:table-cell table:style-name="TableCell57">
              <text:p text:style-name="P58">Revision Date</text:p>
            </table:table-cell>
            <table:table-cell table:style-name="TableCell59">
              <text:p text:style-name="P60">Person Responsible</text:p>
            </table:table-cell>
            <table:table-cell table:style-name="TableCell61">
              <text:p text:style-name="P62">Version</text:p>
              <text:p text:style-name="P63">Number</text:p>
            </table:table-cell>
            <table:table-cell table:style-name="TableCell64">
              <text:p text:style-name="P65">Modification</text:p>
            </table:table-cell>
          </table:table-row>
        </table:table-header-rows>
        <table:table-row table:style-name="TableRow66">
          <table:table-cell table:style-name="TableCell67">
            <text:p text:style-name="P68">11/20/16</text:p>
          </table:table-cell>
          <table:table-cell table:style-name="TableCell69">
            <text:p text:style-name="P70">Bariring, Edward James</text:p>
          </table:table-cell>
          <table:table-cell table:style-name="TableCell71">
            <text:p text:style-name="P72">1.0</text:p>
          </table:table-cell>
          <table:table-cell table:style-name="TableCell73">
            <text:p text:style-name="P74">Initial document, added whole specifications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</table:table>
      <text:p text:style-name="P84"/>
      <text:soft-page-break/>
      <text:p text:style-name="P85"><text:span text:style-name="T86">Program Specification:<text:s/></text:span><text:span text:style-name="T87">Delete User</text:span></text:p>
      <text:p text:style-name="P88"/>
      <text:p text:style-name="P89">Input:</text:p>
      <text:p text:style-name="Standard"><text:span text:style-name="T90"><text:tab/></text:span><text:span text:style-name="T91">User ID – User ID/name of the user to be deleted</text:span></text:p>
      <text:p text:style-name="P92"/>
      <text:p text:style-name="P93">Output:</text:p>
      <text:p text:style-name="Standard"><text:span text:style-name="T94"><text:tab/></text:span><text:span text:style-name="T95">None</text:span></text:p>
      <text:p text:style-name="P96"/>
      <text:p text:style-name="P97">Program Logic:</text:p>
      <text:p text:style-name="P98"/>
      <text:p text:style-name="P99">DO<text:line-break/><text:s text:c="3"/>READ<text:s/>database<text:line-break/><text:s text:c="3"/>FIND matching<text:s/>User ID<text:line-break/><text:s text:c="3"/>DISABLE<text:s/>User ID<text:s/>from<text:s/>database</text:p>
      <text:p text:style-name="P100">UNTIL End-of-file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ＭＳ 明朝" svg:font-family="ＭＳ 明朝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 New" svg:font-family="Courier New" style:font-family-generic="modern" style:font-pitch="fixed" svg:panose-1="2 7 3 9 2 2 5 2 4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ＭＳ 明朝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Set Tayo ng Da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<text:s/>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j Bariring</meta:initial-creator>
    <dc:creator>Ej Bariring</dc:creator>
    <meta:creation-date>2016-11-20T04:39:00Z</meta:creation-date>
    <dc:date>2016-11-20T04:39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3" meta:paragraph-count="1" meta:word-count="124" meta:character-count="835" meta:row-count="5" meta:non-whitespace-character-count="712"/>
  </office:meta>
</office:document-meta>
</file>